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pitch="variable"/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123a6b" officeooo:paragraph-rsid="00123a6b"/>
    </style:style>
    <style:style style:name="P2" style:family="paragraph" style:parent-style-name="Text_20_body">
      <style:text-properties officeooo:rsid="00123a6b" officeooo:paragraph-rsid="00123a6b"/>
    </style:style>
    <style:style style:name="P3" style:family="paragraph" style:parent-style-name="Heading_20_1">
      <style:paragraph-properties fo:break-before="page"/>
      <style:text-properties officeooo:paragraph-rsid="00123a6b"/>
    </style:style>
    <style:style style:name="P4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5" style:family="paragraph" style:parent-style-name="Text_20_body">
      <style:text-properties officeooo:rsid="00123a6b" officeooo:paragraph-rsid="00123a6b" fo:background-color="transparent"/>
    </style:style>
    <style:style style:name="P6" style:family="paragraph" style:parent-style-name="Standard">
      <style:text-properties officeooo:rsid="00123a6b" officeooo:paragraph-rsid="00123a6b"/>
    </style:style>
    <style:style style:name="T1" style:family="text">
      <style:text-properties officeooo:rsid="00123a6b"/>
    </style:style>
    <style:style style:name="T2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3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b4960a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3f9101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871094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0e4a8e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871094" loext:opacity="100%" style:font-name="JetBrains Mono" fo:font-size="10pt" fo:font-style="italic" fo:font-weight="normal" style:font-size-asian="10pt" style:font-style-asian="italic" style:font-weight-asian="normal"/>
    </style:style>
    <style:style style:name="T13" style:family="text">
      <style:text-properties fo:color="#174ad4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ía / Índice Móviles</text:p>
      <text:p text:style-name="P2"/>
      <text:p text:style-name="P2"/>
      <text:p text:style-name="P2"/>
      <text:h text:style-name="P3" text:outline-level="1"><text:span text:style-name="T1">cvx</text:span></text:h>
      <text:p text:style-name="P4" loext:marker-style-name="T2"><text:span text:style-name="T3">Log</text:span><text:span text:style-name="T4">.d</text:span><text:span text:style-name="T5">(</text:span><text:span text:style-name="T6">"ID"</text:span><text:span text:style-name="T4">,</text:span><text:span text:style-name="T6">"MENSAJE"</text:span><text:span text:style-name="T5">) </text:span><text:span text:style-name="T2">// Muestra un log con el ID indicado y el mensaje indicado</text:span></text:p>
      <text:p text:style-name="P5"/>
      <text:p text:style-name="P4" loext:marker-style-name="T7"><text:span text:style-name="T8">class </text:span><text:span text:style-name="T3">MainActivity </text:span><text:span text:style-name="T4">: AppCompatActivity</text:span><text:span text:style-name="T7">() {<text:line-break/> <text:s text:c="3"/></text:span><text:span text:style-name="T8">lateinit var </text:span><text:span text:style-name="T9">binding</text:span><text:span text:style-name="T4">: </text:span><text:span text:style-name="T3">ActivityMainBinding<text:line-break/><text:line-break/> <text:s text:c="3"/></text:span><text:span text:style-name="T8">override fun </text:span><text:span text:style-name="T10">onCreate</text:span><text:span text:style-name="T11">(</text:span><text:span text:style-name="T3">savedInstanceState</text:span><text:span text:style-name="T4">: </text:span><text:span text:style-name="T3">Bundle</text:span><text:span text:style-name="T4">?</text:span><text:span text:style-name="T11">) {<text:line-break/> <text:s text:c="7"/></text:span><text:span text:style-name="T8">super</text:span><text:span text:style-name="T4">.onCreate</text:span><text:span text:style-name="T5">(</text:span><text:span text:style-name="T3">savedInstanceState</text:span><text:span text:style-name="T5">)<text:line-break/> <text:s text:c="7"/></text:span><text:span text:style-name="T4">inicializarBinding</text:span><text:span text:style-name="T5">()<text:line-break/> <text:s text:c="7"/></text:span><text:span text:style-name="T4">setContentView</text:span><text:span text:style-name="T5">(</text:span><text:span text:style-name="T9">binding</text:span><text:span text:style-name="T4">.</text:span><text:span text:style-name="T12">root</text:span><text:span text:style-name="T5">)<text:line-break/> <text:s text:c="3"/></text:span><text:span text:style-name="T11">}<text:line-break/><text:line-break/> <text:s text:c="3"/></text:span><text:span text:style-name="T8">private fun </text:span><text:span text:style-name="T10">inicializarBinding</text:span><text:span text:style-name="T11">() {<text:line-break/> <text:s text:c="7"/></text:span><text:span text:style-name="T9">binding </text:span><text:span text:style-name="T4">= </text:span><text:span text:style-name="T3">ActivityMainBinding</text:span><text:span text:style-name="T4">.inflate</text:span><text:span text:style-name="T5">(</text:span><text:span text:style-name="T12">layoutInflater</text:span><text:span text:style-name="T5">)<text:line-break/> <text:s text:c="3"/></text:span><text:span text:style-name="T11">}<text:line-break/></text:span><text:span text:style-name="T7">}</text:span></text:p>
      <text:p text:style-name="P6"/>
      <text:p text:style-name="P4" loext:marker-style-name="T11"><text:span text:style-name="T11">&lt;</text:span><text:span text:style-name="T8">string </text:span><text:span text:style-name="T13">name</text:span><text:span text:style-name="T6">="resultado"</text:span><text:span text:style-name="T11">&gt;</text:span><text:span text:style-name="T4">Resultados para el nombre: %1$s</text:span><text:span text:style-name="T11">&lt;/</text:span><text:span text:style-name="T8">string</text:span><text:span text:style-name="T11">&gt;</text:span></text:p>
      <text:p text:style-name="P4" loext:marker-style-name="T6"><text:span text:style-name="T9">android</text:span><text:span text:style-name="T13">:text</text:span><text:span text:style-name="T6">="@string/resultado"</text:span></text:p>
      <text:p text:style-name="P6"/>
      <text:p text:style-name="P4" loext:marker-style-name="T11"><text:span text:style-name="T11">&lt;</text:span><text:span text:style-name="T8">color </text:span><text:span text:style-name="T13">name</text:span><text:span text:style-name="T6">="red"</text:span><text:span text:style-name="T11">&gt;</text:span><text:span text:style-name="T4">#FFFF0000</text:span><text:span text:style-name="T11">&lt;/</text:span><text:span text:style-name="T8">color</text:span><text:span text:style-name="T11">&gt;</text:span></text:p>
      <text:p text:style-name="P4" loext:marker-style-name="T6"><text:span text:style-name="T9">android</text:span><text:span text:style-name="T13">:textColor</text:span><text:span text:style-name="T6">="@color/red"</text:span></text:p>
      <text:p text:style-name="P6"/>
      <text:p text:style-name="P4" loext:marker-style-name="T11"><text:span text:style-name="T11">&lt;</text:span><text:span text:style-name="T8">string-array </text:span><text:span text:style-name="T13">name</text:span><text:span text:style-name="T6">="cursos"</text:span><text:span text:style-name="T11">&gt;<text:line-break/> <text:s text:c="3"/></text:span><text:span text:style-name="T5">&lt;</text:span><text:span text:style-name="T8">item1</text:span><text:span text:style-name="T5">&gt;</text:span><text:span text:style-name="T4">1º DAM</text:span><text:span text:style-name="T5">&lt;/</text:span><text:span text:style-name="T8">item1</text:span><text:span text:style-name="T5">&gt;<text:line-break/> <text:s text:c="3"/>&lt;</text:span><text:span text:style-name="T8">item2</text:span><text:span text:style-name="T5">&gt;</text:span><text:span text:style-name="T4">2º DAM</text:span><text:span text:style-name="T5">&lt;/</text:span><text:span text:style-name="T8">item2</text:span><text:span text:style-name="T5">&gt;<text:line-break/></text:span><text:span text:style-name="T11">&lt;/</text:span><text:span text:style-name="T8">string-array</text:span><text:span text:style-name="T11">&gt;</text:span></text:p>
      <text:p text:style-name="P4" loext:marker-style-name="T11"><text:span text:style-name="T11"/></text:p>
      <text:p text:style-name="P4" loext:marker-style-name="T11"><text:span text:style-name="T11">&lt;</text:span><text:span text:style-name="T8">Spinner<text:line-break/> <text:s text:c="3"/></text:span><text:span text:style-name="T9">android</text:span><text:span text:style-name="T13">:layout_width</text:span><text:span text:style-name="T6">="wrap_content"<text:line-break/> <text:s text:c="3"/></text:span><text:span text:style-name="T9">android</text:span><text:span text:style-name="T13">:layout_height</text:span><text:span text:style-name="T6">="wrap_content"<text:line-break/> <text:s text:c="3"/></text:span><text:span text:style-name="T9">android</text:span><text:span text:style-name="T13">:entries</text:span><text:span text:style-name="T6">="@array/cursos"</text:span><text:span text:style-name="T11">/&gt;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pitch="variable"/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5T16:11:20.252000000</meta:creation-date>
    <dc:date>2025-02-25T16:34:38.435000000</dc:date>
    <meta:editing-duration>PT2M3S</meta:editing-duration>
    <meta:editing-cycles>1</meta:editing-cycles>
    <meta:document-statistic meta:table-count="0" meta:image-count="0" meta:object-count="0" meta:page-count="2" meta:paragraph-count="10" meta:word-count="66" meta:character-count="860" meta:non-whitespace-character-count="730"/>
    <meta:generator>LibreOffice/24.8.4.2$Windows_X86_64 LibreOffice_project/bb3cfa12c7b1bf994ecc5649a80400d06cd71002</meta:generator>
  </office:meta>
</office:document-meta>
</file>